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4b1e" officeooo:paragraph-rsid="00104b1e"/>
    </style:style>
    <style:style style:name="P2" style:family="paragraph" style:parent-style-name="Standard">
      <style:text-properties fo:font-size="18pt" fo:font-weight="bold" officeooo:rsid="00104b1e" officeooo:paragraph-rsid="00104b1e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104b1e" officeooo:paragraph-rsid="00104b1e" style:font-size-asian="15.75pt" style:font-weight-asian="bold" style:font-size-complex="18pt" style:font-weight-complex="bold"/>
    </style:style>
    <style:style style:name="P4" style:family="paragraph" style:parent-style-name="Standard" style:list-style-name="L1">
      <style:text-properties fo:font-size="14pt" fo:font-weight="normal" officeooo:rsid="00104b1e" officeooo:paragraph-rsid="00104b1e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104b1e" officeooo:paragraph-rsid="00104b1e" style:font-size-asian="12.25pt" style:font-weight-asian="normal" style:font-size-complex="14pt" style:font-weight-complex="normal"/>
    </style:style>
    <style:style style:name="P6" style:family="paragraph" style:parent-style-name="Standard" style:list-style-name="L2">
      <style:text-properties fo:font-size="14pt" fo:font-weight="normal" officeooo:rsid="00104b1e" officeooo:paragraph-rsid="00104b1e" style:font-size-asian="12.25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ggestions</text:p>
      <text:p text:style-name="P2"/>
      <text:list xml:id="list644251698" text:style-name="L1">
        <text:list-item>
          <text:p text:style-name="P4">Redo trajectory evaluation for both examples</text:p>
        </text:list-item>
        <text:list-item>
          <text:p text:style-name="P4">Add parameters</text:p>
        </text:list-item>
      </text:list>
      <text:p text:style-name="P5"/>
      <text:p text:style-name="P5"/>
      <text:p text:style-name="P3">Questions</text:p>
      <text:list xml:id="list1126343673" text:style-name="L2">
        <text:list-item>
          <text:p text:style-name="P6">C_inf for bicycle model?</text:p>
        </text:list-item>
        <text:list-item>
          <text:p text:style-name="P6">RSTM?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0:50:37.705510849</meta:creation-date>
    <dc:date>2020-04-07T10:52:29.324341741</dc:date>
    <meta:editing-duration>PT1M52S</meta:editing-duration>
    <meta:editing-cycles>1</meta:editing-cycles>
    <meta:document-statistic meta:table-count="0" meta:image-count="0" meta:object-count="0" meta:page-count="1" meta:paragraph-count="6" meta:word-count="19" meta:character-count="111" meta:non-whitespace-character-count="102"/>
    <meta:generator>LibreOffice/6.0.7.3$Linux_X86_64 LibreOffice_project/00m0$Build-3</meta:generator>
  </office:meta>
</office:document-meta>
</file>